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643" officeooo:paragraph-rsid="00164643"/>
    </style:style>
    <style:style style:name="P2" style:family="paragraph" style:parent-style-name="Standard">
      <style:text-properties officeooo:rsid="00164643" officeooo:paragraph-rsid="0018d2f5"/>
    </style:style>
    <style:style style:name="P3" style:family="paragraph" style:parent-style-name="Standard">
      <style:text-properties officeooo:rsid="00164643" officeooo:paragraph-rsid="001c0431"/>
    </style:style>
    <style:style style:name="P4" style:family="paragraph" style:parent-style-name="Standard">
      <style:text-properties officeooo:rsid="00164643" officeooo:paragraph-rsid="001c7005"/>
    </style:style>
    <style:style style:name="P5" style:family="paragraph" style:parent-style-name="Standard">
      <style:text-properties officeooo:rsid="00164643" officeooo:paragraph-rsid="001caa55"/>
    </style:style>
    <style:style style:name="P6" style:family="paragraph" style:parent-style-name="Standard">
      <style:text-properties officeooo:rsid="00164643" officeooo:paragraph-rsid="001e32d1"/>
    </style:style>
    <style:style style:name="P7" style:family="paragraph" style:parent-style-name="Standard">
      <style:text-properties officeooo:rsid="00164643" officeooo:paragraph-rsid="002556b2"/>
    </style:style>
    <style:style style:name="P8" style:family="paragraph" style:parent-style-name="Standard">
      <style:text-properties officeooo:rsid="00164643" officeooo:paragraph-rsid="00262641"/>
    </style:style>
    <style:style style:name="P9" style:family="paragraph" style:parent-style-name="Standard">
      <style:text-properties officeooo:rsid="001c0431" officeooo:paragraph-rsid="001c0431"/>
    </style:style>
    <style:style style:name="P10" style:family="paragraph" style:parent-style-name="Standard">
      <style:text-properties officeooo:rsid="001c0431" officeooo:paragraph-rsid="001c7005"/>
    </style:style>
    <style:style style:name="P11" style:family="paragraph" style:parent-style-name="Standard">
      <style:text-properties officeooo:rsid="001c0431" officeooo:paragraph-rsid="001caa55"/>
    </style:style>
    <style:style style:name="P12" style:family="paragraph" style:parent-style-name="Standard">
      <style:text-properties officeooo:rsid="001e32d1" officeooo:paragraph-rsid="001e32d1"/>
    </style:style>
    <style:style style:name="P13" style:family="paragraph" style:parent-style-name="Standard">
      <style:text-properties officeooo:rsid="001e32d1" officeooo:paragraph-rsid="001efb1f"/>
    </style:style>
    <style:style style:name="P14" style:family="paragraph" style:parent-style-name="Standard">
      <style:text-properties officeooo:rsid="001efb1f" officeooo:paragraph-rsid="001efb1f"/>
    </style:style>
    <style:style style:name="P15" style:family="paragraph" style:parent-style-name="Standard">
      <style:text-properties officeooo:rsid="001819d4" officeooo:paragraph-rsid="0020d38d"/>
    </style:style>
    <style:style style:name="P16" style:family="paragraph" style:parent-style-name="Standard">
      <style:text-properties officeooo:rsid="0020d38d" officeooo:paragraph-rsid="0020d38d"/>
    </style:style>
    <style:style style:name="P17" style:family="paragraph" style:parent-style-name="Standard">
      <style:text-properties fo:font-weight="normal" officeooo:rsid="001c7005" officeooo:paragraph-rsid="001caa55" style:font-weight-asian="normal" style:font-weight-complex="normal"/>
    </style:style>
    <style:style style:name="P18" style:family="paragraph" style:parent-style-name="Standard">
      <style:text-properties fo:font-weight="normal" officeooo:rsid="001c7005" officeooo:paragraph-rsid="001c7005" style:font-weight-asian="normal" style:font-weight-complex="normal"/>
    </style:style>
    <style:style style:name="P19" style:family="paragraph" style:parent-style-name="Standard">
      <style:text-properties fo:font-weight="normal" officeooo:rsid="001efb1f" officeooo:paragraph-rsid="001efb1f" style:font-weight-asian="normal" style:font-weight-complex="normal"/>
    </style:style>
    <style:style style:name="P20" style:family="paragraph" style:parent-style-name="Standard">
      <style:text-properties fo:font-weight="normal" officeooo:rsid="001c0431" officeooo:paragraph-rsid="001e32d1" style:font-weight-asian="normal" style:font-weight-complex="normal"/>
    </style:style>
    <style:style style:name="P21" style:family="paragraph" style:parent-style-name="Standard">
      <style:text-properties officeooo:rsid="0023c34f" officeooo:paragraph-rsid="0023c34f"/>
    </style:style>
    <style:style style:name="P22" style:family="paragraph" style:parent-style-name="Standard">
      <style:text-properties officeooo:rsid="0023c34f" officeooo:paragraph-rsid="00247c43"/>
    </style:style>
    <style:style style:name="P23" style:family="paragraph" style:parent-style-name="Standard">
      <style:text-properties officeooo:rsid="0023c34f" officeooo:paragraph-rsid="002556b2"/>
    </style:style>
    <style:style style:name="P24" style:family="paragraph" style:parent-style-name="Standard">
      <style:text-properties officeooo:rsid="002556b2" officeooo:paragraph-rsid="002556b2"/>
    </style:style>
    <style:style style:name="P25" style:family="paragraph" style:parent-style-name="Standard">
      <style:text-properties officeooo:rsid="002556b2" officeooo:paragraph-rsid="00262641"/>
    </style:style>
    <style:style style:name="P26" style:family="paragraph" style:parent-style-name="Standard">
      <style:text-properties fo:font-weight="normal" officeooo:rsid="001c0431" officeooo:paragraph-rsid="0023c34f" style:font-weight-asian="normal" style:font-weight-complex="normal"/>
    </style:style>
    <style:style style:name="P27" style:family="paragraph" style:parent-style-name="Standard">
      <style:text-properties officeooo:rsid="00247c43" officeooo:paragraph-rsid="002556b2"/>
    </style:style>
    <style:style style:name="P28" style:family="paragraph" style:parent-style-name="Standard">
      <style:text-properties officeooo:rsid="00164643" officeooo:paragraph-rsid="00164643"/>
    </style:style>
    <style:style style:name="P29" style:family="paragraph" style:parent-style-name="Standard">
      <style:text-properties officeooo:rsid="00164643" officeooo:paragraph-rsid="00262641"/>
    </style:style>
    <style:style style:name="P30" style:family="paragraph" style:parent-style-name="Standard">
      <style:text-properties officeooo:rsid="00164643" officeooo:paragraph-rsid="00278dbe"/>
    </style:style>
    <style:style style:name="P31" style:family="paragraph" style:parent-style-name="Standard">
      <style:text-properties officeooo:rsid="00164643" officeooo:paragraph-rsid="0028c196"/>
    </style:style>
    <style:style style:name="T1" style:family="text">
      <style:text-properties officeooo:rsid="001819d4"/>
    </style:style>
    <style:style style:name="T2" style:family="text">
      <style:text-properties officeooo:rsid="0018d2f5"/>
    </style:style>
    <style:style style:name="T3" style:family="text">
      <style:text-properties style:font-name-complex="Calibri"/>
    </style:style>
    <style:style style:name="T4" style:family="text">
      <style:text-properties officeooo:rsid="001819d4" style:font-name-complex="Calibri"/>
    </style:style>
    <style:style style:name="T5" style:family="text">
      <style:text-properties officeooo:rsid="00262641" style:font-name-complex="Calibri"/>
    </style:style>
    <style:style style:name="T6" style:family="text">
      <style:text-properties officeooo:rsid="0028c196" style:font-name-complex="Calibri"/>
    </style:style>
    <style:style style:name="T7" style:family="text">
      <style:text-properties officeooo:rsid="001c043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0431" style:font-weight-asian="bold" style:font-weight-complex="bold"/>
    </style:style>
    <style:style style:name="T10" style:family="text">
      <style:text-properties fo:font-weight="bold" officeooo:rsid="001c7005" style:font-weight-asian="bold" style:font-weight-complex="bold"/>
    </style:style>
    <style:style style:name="T11" style:family="text">
      <style:text-properties fo:font-weight="bold" officeooo:rsid="001caa55" style:font-weight-asian="bold" style:font-weight-complex="bold"/>
    </style:style>
    <style:style style:name="T12" style:family="text">
      <style:text-properties fo:font-weight="bold" officeooo:rsid="001e32d1" style:font-weight-asian="bold" style:font-weight-complex="bold"/>
    </style:style>
    <style:style style:name="T13" style:family="text">
      <style:text-properties fo:font-weight="bold" officeooo:rsid="0020d38d" style:font-weight-asian="bold" style:font-weight-complex="bold"/>
    </style:style>
    <style:style style:name="T14" style:family="text">
      <style:text-properties fo:font-weight="bold" officeooo:rsid="0023c34f" style:font-weight-asian="bold" style:font-weight-complex="bold"/>
    </style:style>
    <style:style style:name="T15" style:family="text">
      <style:text-properties fo:font-weight="bold" officeooo:rsid="001819d4" style:font-weight-asian="bold" style:font-weight-complex="bold"/>
    </style:style>
    <style:style style:name="T16" style:family="text">
      <style:text-properties fo:font-weight="bold" officeooo:rsid="00247c43" style:font-weight-asian="bold" style:font-weight-complex="bold"/>
    </style:style>
    <style:style style:name="T17" style:family="text">
      <style:text-properties fo:font-weight="bold" officeooo:rsid="002556b2" style:font-weight-asian="bold" style:font-weight-complex="bold"/>
    </style:style>
    <style:style style:name="T18" style:family="text">
      <style:text-properties fo:font-weight="bold" officeooo:rsid="00262641" style:font-weight-asian="bold" style:font-weight-complex="bold"/>
    </style:style>
    <style:style style:name="T19" style:family="text">
      <style:text-properties fo:font-weight="bold" officeooo:rsid="00278dbe" style:font-weight-asian="bold" style:font-weight-complex="bold"/>
    </style:style>
    <style:style style:name="T20" style:family="text">
      <style:text-properties fo:font-weight="bold" officeooo:rsid="0028c196" style:font-weight-asian="bold" style:font-weight-complex="bold"/>
    </style:style>
    <style:style style:name="T21" style:family="text">
      <style:text-properties fo:font-weight="bold" officeooo:rsid="00262641" style:font-weight-asian="bold" style:font-name-complex="Calibri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c0431" style:font-weight-asian="normal" style:font-weight-complex="normal"/>
    </style:style>
    <style:style style:name="T24" style:family="text">
      <style:text-properties fo:font-weight="normal" officeooo:rsid="001c7005" style:font-weight-asian="normal" style:font-weight-complex="normal"/>
    </style:style>
    <style:style style:name="T25" style:family="text">
      <style:text-properties fo:font-weight="normal" officeooo:rsid="001caa55" style:font-weight-asian="normal" style:font-weight-complex="normal"/>
    </style:style>
    <style:style style:name="T26" style:family="text">
      <style:text-properties fo:font-weight="normal" officeooo:rsid="001e32d1" style:font-weight-asian="normal" style:font-weight-complex="normal"/>
    </style:style>
    <style:style style:name="T27" style:family="text">
      <style:text-properties fo:font-weight="normal" officeooo:rsid="0020d38d" style:font-weight-asian="normal" style:font-weight-complex="normal"/>
    </style:style>
    <style:style style:name="T28" style:family="text">
      <style:text-properties fo:font-weight="normal" officeooo:rsid="00247c43" style:font-weight-asian="normal" style:font-weight-complex="normal"/>
    </style:style>
    <style:style style:name="T29" style:family="text">
      <style:text-properties fo:font-weight="normal" officeooo:rsid="002556b2" style:font-weight-asian="normal" style:font-weight-complex="normal"/>
    </style:style>
    <style:style style:name="T30" style:family="text">
      <style:text-properties fo:font-weight="normal" officeooo:rsid="00262641" style:font-weight-asian="normal" style:font-weight-complex="normal"/>
    </style:style>
    <style:style style:name="T31" style:family="text">
      <style:text-properties fo:font-weight="normal" officeooo:rsid="0023c34f" style:font-weight-asian="normal" style:font-weight-complex="normal"/>
    </style:style>
    <style:style style:name="T32" style:family="text">
      <style:text-properties fo:font-weight="normal" officeooo:rsid="00268881" style:font-weight-asian="normal" style:font-weight-complex="normal"/>
    </style:style>
    <style:style style:name="T33" style:family="text">
      <style:text-properties fo:font-weight="normal" officeooo:rsid="00278dbe" style:font-weight-asian="normal" style:font-weight-complex="normal"/>
    </style:style>
    <style:style style:name="T34" style:family="text">
      <style:text-properties officeooo:rsid="001c7005"/>
    </style:style>
    <style:style style:name="T35" style:family="text">
      <style:text-properties officeooo:rsid="001caa55"/>
    </style:style>
    <style:style style:name="T36" style:family="text">
      <style:text-properties fo:font-style="italic" fo:font-weight="normal" officeooo:rsid="001caa55" style:font-style-asian="italic" style:font-weight-asian="normal" style:font-style-complex="italic" style:font-weight-complex="normal"/>
    </style:style>
    <style:style style:name="T37" style:family="text">
      <style:text-properties officeooo:rsid="001e32d1"/>
    </style:style>
    <style:style style:name="T38" style:family="text">
      <style:text-properties officeooo:rsid="001efb1f"/>
    </style:style>
    <style:style style:name="T39" style:family="text">
      <style:text-properties officeooo:rsid="0020d38d"/>
    </style:style>
    <style:style style:name="T40" style:family="text">
      <style:text-properties officeooo:rsid="0023c34f"/>
    </style:style>
    <style:style style:name="T41" style:family="text">
      <style:text-properties officeooo:rsid="00247c43"/>
    </style:style>
    <style:style style:name="T42" style:family="text">
      <style:text-properties officeooo:rsid="002556b2"/>
    </style:style>
    <style:style style:name="T43" style:family="text">
      <style:text-properties officeooo:rsid="00262641"/>
    </style:style>
    <style:style style:name="T44" style:family="text">
      <style:text-properties officeooo:rsid="00268881"/>
    </style:style>
    <style:style style:name="T45" style:family="text">
      <style:text-properties officeooo:rsid="00278dbe"/>
    </style:style>
    <style:style style:name="T46" style:family="text">
      <style:text-properties officeooo:rsid="0028c1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.D.S.I.S.A.</text:p>
      <text:p text:style-name="P1"/>
      <text:p text:style-name="P9">Flota:</text:p>
      <text:p text:style-name="P3"><text:span text:style-name="T7"><text:tab/></text:span><text:span text:style-name="T9">RD1</text:span><text:span text:style-name="T7">: idFurgoneta(cadena de 8 caracteres no vacía), </text:span></text:p>
      <text:p text:style-name="P9"><text:s text:c="7"/><text:tab/>estado(cadena de 8 caracteres no vacía).</text:p>
      <text:p text:style-name="P3"><text:tab/><text:span text:style-name="T9">RD2</text:span><text:span text:style-name="T7">: idFurgoneta(cadena de 8 caracteres no vacía), </text:span></text:p>
      <text:p text:style-name="P5"><text:span text:style-name="T7"><text:s text:c="7"/><text:tab/>estado(cadena de 8 caracteres no vacía), matrícula (cadena de 7 caracteres no vacía), <text:tab/>capacidad en m³ (tipo float), idConductor </text:span><text:span text:style-name="T24">(cadena de 8 caracteres), </text:span><text:span text:style-name="T25">idRuta </text:span><text:span text:style-name="T24">(cadena de 8 <text:tab/>caracteres), </text:span><text:span text:style-name="T25">lista de paquetes (contenedor de objetos </text:span><text:span text:style-name="T36">Paquete</text:span><text:span text:style-name="T25">)</text:span><text:span text:style-name="T7">.</text:span></text:p>
      <text:p text:style-name="P5"><text:tab/><text:span text:style-name="T9">RD3</text:span><text:span text:style-name="T23">: idFurgoneta(cadena de 8 caracteres no vacía), </text:span><text:span text:style-name="T24">idConductor (cadena de 8 caracteres no <text:tab/>vacía).</text:span></text:p>
      <text:p text:style-name="P5"><text:span text:style-name="T24"><text:tab/></text:span><text:span text:style-name="T9">RD</text:span><text:span text:style-name="T10">4</text:span><text:span text:style-name="T23">: idFurgoneta(cadena de 8 caracteres no vacía), </text:span><text:span text:style-name="T25">idRuta</text:span><text:span text:style-name="T24"> (cadena de 8 caracteres no <text:tab/>vacía).</text:span></text:p>
      <text:p text:style-name="P5"><text:span text:style-name="T24"><text:tab/></text:span><text:span text:style-name="T9">RD</text:span><text:span text:style-name="T11">5</text:span><text:span text:style-name="T23">: idFurgoneta(cadena de 8 caracteres no vacía), </text:span><text:span text:style-name="T25">idPaquete</text:span><text:span text:style-name="T24"> (cadena de 8 caracteres no <text:tab/>vacía).</text:span></text:p>
      <text:p text:style-name="P17"/>
      <text:p text:style-name="P3"><text:tab/><text:span text:style-name="T9">RF1</text:span><text:span text:style-name="T7">: D</text:span>isponibilidad furgoneta.</text:p>
      <text:p text:style-name="P3"><text:tab/><text:span text:style-name="T7">Cambiar el estado de la furgoneta en base a si puede ser utilizada.</text:span></text:p>
      <text:p text:style-name="P3"><text:tab/><text:span text:style-name="T7">El administrador proporcioná RD1,</text:span></text:p>
      <text:p text:style-name="P9"><text:tab/>el sistema <text:span text:style-name="T35">actualizará</text:span> RD2.</text:p>
      <text:p text:style-name="P18"/>
      <text:p text:style-name="P1"><text:tab/><text:span text:style-name="T9">RF2</text:span><text:span text:style-name="T7">: A</text:span>signar conductor.</text:p>
      <text:p text:style-name="P1"><text:tab/><text:span text:style-name="T34">Asociar un transportista a una furgoneta concreta.</text:span></text:p>
      <text:p text:style-name="P4"><text:tab/><text:span text:style-name="T7">El administrador proporcioná RD3,</text:span></text:p>
      <text:p text:style-name="P10"><text:tab/>el sistema <text:span text:style-name="T35">actualiza</text:span> RD<text:span text:style-name="T35">2</text:span>.</text:p>
      <text:p text:style-name="P1"/>
      <text:p text:style-name="P1"><text:tab/><text:span text:style-name="T11">RF3</text:span><text:span text:style-name="T35">: A</text:span>signar ruta.</text:p>
      <text:p text:style-name="P1"><text:tab/><text:span text:style-name="T35">Asociar una ruta a una furgoneta determinada.</text:span></text:p>
      <text:p text:style-name="P5"><text:tab/><text:span text:style-name="T7">El administrador proporcioná RD4,</text:span></text:p>
      <text:p text:style-name="P11"><text:tab/>el sistema <text:span text:style-name="T35">actualiza</text:span> RD<text:span text:style-name="T35">2</text:span>.</text:p>
      <text:p text:style-name="P11"/>
      <text:p text:style-name="P1"><text:tab/><text:span text:style-name="T11">RF4</text:span><text:span text:style-name="T35">: A</text:span>signar paquete<text:tab/>.</text:p>
      <text:p text:style-name="P5"><text:tab/><text:span text:style-name="T35">Asociar un paquete a una furgoneta específica.</text:span></text:p>
      <text:p text:style-name="P5"><text:tab/><text:span text:style-name="T7">El administrador proporciona RD5,</text:span></text:p>
      <text:p text:style-name="P11"><text:tab/>el sistema <text:span text:style-name="T35">actualiza</text:span> RD<text:span text:style-name="T37">2</text:span>.</text:p>
      <text:p text:style-name="P5"><text:tab/></text:p>
      <text:p text:style-name="P1"><text:tab/></text:p>
      <text:p text:style-name="P1"><text:span text:style-name="T37">E</text:span>mpleados:</text:p>
      <text:p text:style-name="P6"><text:tab/><text:span text:style-name="T12">RD6</text:span><text:span text:style-name="T23">: </text:span><text:span text:style-name="T26">idEmpleado </text:span><text:span text:style-name="T23">(cadena de 8 caracteres no vacía)</text:span><text:span text:style-name="T24">.</text:span></text:p>
      <text:p text:style-name="P6"><text:span text:style-name="T24"><text:tab/></text:span><text:span text:style-name="T12">RD7</text:span><text:span text:style-name="T26">: idEmpleado </text:span><text:span text:style-name="T23">(cadena de 8 caracteres no vacía), </text:span><text:span text:style-name="T26">nombre </text:span><text:span text:style-name="T23">(cadena de 8 caracteres no <text:tab/>vacía), </text:span><text:span text:style-name="T26">apellidos </text:span><text:span text:style-name="T23">(cadena de </text:span><text:span text:style-name="T26">30</text:span><text:span text:style-name="T23"> caracteres no vacía)</text:span><text:span text:style-name="T26">, DNI </text:span><text:span text:style-name="T23">(cadena de </text:span><text:span text:style-name="T26">9</text:span><text:span text:style-name="T23"> caracteres no vacía), <text:tab/></text:span><text:span text:style-name="T26">teléfono </text:span><text:span text:style-name="T23">(cadena de </text:span><text:span text:style-name="T26">9</text:span><text:span text:style-name="T23"> caracteres no vacía), </text:span><text:span text:style-name="T26">dirección </text:span><text:span text:style-name="T23">(cadena de </text:span><text:span text:style-name="T26">20</text:span><text:span text:style-name="T23"> caracteres no vacía), <text:tab/></text:span><text:span text:style-name="T27">tarea (cadena de 20 caracteres)</text:span><text:span text:style-name="T23">.</text:span></text:p>
      <text:p text:style-name="P6"><text:span text:style-name="T23"><text:tab/></text:span><text:span text:style-name="T12">RD8</text:span><text:span text:style-name="T26">: Nombre </text:span><text:span text:style-name="T23">(cadena de 8 caracteres no vacía), </text:span><text:span text:style-name="T26">apellidos </text:span><text:span text:style-name="T23">(cadena de </text:span><text:span text:style-name="T26">30</text:span><text:span text:style-name="T23"> caracteres no <text:tab/>vacía)</text:span><text:span text:style-name="T26">, DNI </text:span><text:span text:style-name="T23">(cadena de </text:span><text:span text:style-name="T26">9</text:span><text:span text:style-name="T23"> caracteres no vacía), </text:span><text:span text:style-name="T26">teléfono </text:span><text:span text:style-name="T23">(cadena de </text:span><text:span text:style-name="T26">9</text:span><text:span text:style-name="T23"> caracteres no <text:tab/>vacía), </text:span><text:span text:style-name="T26">dirección </text:span><text:span text:style-name="T23">(cadena de </text:span><text:span text:style-name="T26">20</text:span><text:span text:style-name="T23"> caracteres no vacía).</text:span></text:p>
      <text:p text:style-name="P6"><text:span text:style-name="T24"><text:tab/></text:span><text:span text:style-name="T12">RD9</text:span><text:span text:style-name="T26">: idEmpleado </text:span><text:span text:style-name="T23">(cadena de 8 caracteres no vacía).</text:span></text:p>
      <text:p text:style-name="P14"><text:span text:style-name="T22"><text:tab/></text:span><text:span text:style-name="T8">RD10</text:span><text:span text:style-name="T22">: </text:span><text:span text:style-name="T26">idEmpleado </text:span><text:span text:style-name="T23">(cadena de 8 caracteres no vacía).</text:span></text:p>
      <text:p text:style-name="P14"><text:span text:style-name="T8"><text:tab/>RD1</text:span><text:span text:style-name="T13">1</text:span><text:span text:style-name="T22">: </text:span><text:span text:style-name="T26">idEmpleado </text:span><text:span text:style-name="T23">(cadena de 8 caracteres no vacía), </text:span><text:span text:style-name="T22">fecha (tipo Date), hora (tipo Date hh/<text:tab/>mm).</text:span></text:p>
      <text:p text:style-name="P16"><text:span text:style-name="T22"><text:tab/></text:span><text:span text:style-name="T8">RD12</text:span><text:span text:style-name="T22">: </text:span><text:span text:style-name="T26">idEmpleado </text:span><text:span text:style-name="T23">(cadena de 8 caracteres no vacía), </text:span><text:span text:style-name="T22">tarea</text:span><text:span text:style-name="T26"> </text:span><text:span text:style-name="T23">(cadena de </text:span><text:span text:style-name="T22">20</text:span><text:span text:style-name="T23"> caracteres no <text:tab/>vacía).</text:span></text:p>
      <text:p text:style-name="P19"><text:soft-page-break/><text:tab/></text:p>
      <text:p text:style-name="P20"/>
      <text:p text:style-name="P20"/>
      <text:p text:style-name="P20"/>
      <text:p text:style-name="P1"><text:tab/><text:span text:style-name="T12">RF5</text:span><text:span text:style-name="T37">: D</text:span>espedir <text:span text:style-name="T37">empleado.</text:span></text:p>
      <text:p text:style-name="P12"><text:tab/>Dar de baja un empleado del sistema.</text:p>
      <text:p text:style-name="P12"><text:tab/>El administrador proporciona RD6,</text:p>
      <text:p text:style-name="P12"><text:tab/>el sistema elimina RD7.</text:p>
      <text:p text:style-name="P12"/>
      <text:p text:style-name="P1"><text:tab/><text:span text:style-name="T12">RF6</text:span><text:span text:style-name="T37">: C</text:span>ontratar <text:span text:style-name="T37">empleado. </text:span></text:p>
      <text:p text:style-name="P12"><text:tab/>Dar de alta un empleado en el sistema.</text:p>
      <text:p text:style-name="P12"><text:tab/>El administrador proporciona RD8,</text:p>
      <text:p text:style-name="P12"><text:tab/>el sistema almacena RD7, </text:p>
      <text:p text:style-name="P14"><text:tab/>el sistema genera RD9.</text:p>
      <text:p text:style-name="P12"/>
      <text:p text:style-name="P2"><text:tab/><text:span text:style-name="T12">RF7</text:span><text:span text:style-name="T37">: R</text:span>egistrar entrada <text:span text:style-name="T2">y </text:span>salida.</text:p>
      <text:p text:style-name="P2"><text:tab/><text:span text:style-name="T38">Se almacena la fecha y hora a la que entra o sale un empleado de trabajar.</text:span></text:p>
      <text:p text:style-name="P13"><text:tab/>El <text:span text:style-name="T38">empleado</text:span> proporciona RD<text:span text:style-name="T38">10</text:span>,</text:p>
      <text:p text:style-name="P13"><text:tab/><text:span text:style-name="T39">el sistema solicita la fecha y la hora actuales,</text:span></text:p>
      <text:p text:style-name="P13"><text:tab/>el sistema almacena RD<text:span text:style-name="T39">11.<text:tab/></text:span></text:p>
      <text:p text:style-name="P2"/>
      <text:p text:style-name="P15"><text:tab/><text:span text:style-name="T13">RF8</text:span><text:span text:style-name="T39">: Asignar tarea.</text:span></text:p>
      <text:p text:style-name="P16"><text:tab/>Se asocia una actividad a un empleado.</text:p>
      <text:p text:style-name="P16"><text:tab/>El administrador proporciona RD12,</text:p>
      <text:p text:style-name="P16"><text:tab/>el sistema actualiza RD7.</text:p>
      <text:p text:style-name="P16"><text:tab/></text:p>
      <text:p text:style-name="P1"/>
      <text:p text:style-name="P21">Clientes:</text:p>
      <text:p text:style-name="P22"><text:tab/><text:span text:style-name="T8">RD13</text:span>: idUsuario (<text:span text:style-name="T23">cadena de 8 caracteres no vacía)</text:span><text:span text:style-name="T24">, </text:span><text:span text:style-name="T28">descripciónPaquete</text:span><text:span text:style-name="T22"> (</text:span><text:span text:style-name="T23">cadena de </text:span><text:span text:style-name="T28">hasta <text:tab/>140</text:span><text:span text:style-name="T23"> caracteres no vacía), <text:s/></text:span><text:span text:style-name="T28">dimensiones (cadena de 20 caracteres no <text:tab/>vacía)??????????????????????????????????????????????!!!!!!!!!!!!!!!!!!!!!!!!!!!!!!!!!!!!!,</text:span><text:span text:style-name="T24"> <text:tab/></text:span><text:span text:style-name="T28">peso (float), </text:span><text:span text:style-name="T22">dirección</text:span><text:span text:style-name="T28">Origen</text:span><text:span text:style-name="T22"> (</text:span><text:span text:style-name="T23">cadena de </text:span><text:span text:style-name="T22">20</text:span><text:span text:style-name="T23"> caracteres no vacía),</text:span><text:span text:style-name="T28"> </text:span><text:span text:style-name="T22">dirección</text:span><text:span text:style-name="T28">Destino </text:span><text:span text:style-name="T22">(</text:span><text:span text:style-name="T23">cadena <text:tab/>de </text:span><text:span text:style-name="T22">20</text:span><text:span text:style-name="T23"> caracteres no vacía).</text:span></text:p>
      <text:p text:style-name="P22"><text:span text:style-name="T9"><text:tab/>RD1</text:span><text:span text:style-name="T8">4</text:span><text:span text:style-name="T23">: </text:span><text:span text:style-name="T22">idUsuario (</text:span><text:span text:style-name="T23">cadena de 8 caracteres no vacía)</text:span><text:span text:style-name="T24">, </text:span><text:span text:style-name="T28">descripciónPaquete</text:span><text:span text:style-name="T22"> (</text:span><text:span text:style-name="T23">cadena de </text:span><text:span text:style-name="T28">hasta <text:tab/>140</text:span><text:span text:style-name="T23"> caracteres no vacía), <text:s/></text:span><text:span text:style-name="T28">dimensiones (cadena de 20 caracteres no <text:tab/>vacía)??????????????????????????????????????????????!!!!!!!!!!!!!!!!!!!!!!!!!!!!!!!!!!!!!,</text:span><text:span text:style-name="T24"> <text:tab/></text:span><text:span text:style-name="T28">peso (float), </text:span><text:span text:style-name="T22">dirección</text:span><text:span text:style-name="T28">Origen</text:span><text:span text:style-name="T22"> (</text:span><text:span text:style-name="T23">cadena de </text:span><text:span text:style-name="T22">20</text:span><text:span text:style-name="T23"> caracteres no vacía),</text:span><text:span text:style-name="T28"> </text:span><text:span text:style-name="T22">dirección</text:span><text:span text:style-name="T28">Destino </text:span><text:span text:style-name="T22">(</text:span><text:span text:style-name="T23">cadena <text:tab/>de </text:span><text:span text:style-name="T22">20</text:span><text:span text:style-name="T23"> caracteres no vacía).</text:span></text:p>
      <text:p text:style-name="P21"><text:span text:style-name="T23"><text:tab/></text:span><text:span text:style-name="T8">RD15</text:span><text:span text:style-name="T22">: idPedido </text:span><text:span text:style-name="T23">(cadena de 8 caracteres no vacía).</text:span></text:p>
      <text:p text:style-name="P23"><text:span text:style-name="T23"><text:tab/></text:span><text:span text:style-name="T16">RD16</text:span><text:span text:style-name="T28">: </text:span><text:span text:style-name="T29">valoración (float), idUsuario</text:span><text:span text:style-name="T22"> (</text:span><text:span text:style-name="T23">cadena de 8 caracteres no vacía), </text:span><text:span text:style-name="T29">idPedido</text:span><text:span text:style-name="T22"> (</text:span><text:span text:style-name="T23">cadena de <text:tab/>8 caracteres no vacía), </text:span><text:span text:style-name="T29">descripción (</text:span><text:span text:style-name="T23">cadena de </text:span><text:span text:style-name="T29">140</text:span><text:span text:style-name="T23"> caracteres no vacía</text:span><text:span text:style-name="T29">)</text:span><text:span text:style-name="T23">.</text:span></text:p>
      <text:p text:style-name="P23"><text:span text:style-name="T23"><text:tab/></text:span><text:span text:style-name="T17">RD17</text:span><text:span text:style-name="T29">:</text:span><text:span text:style-name="T28"> </text:span><text:span text:style-name="T29">valoración (float), idUsuario</text:span><text:span text:style-name="T22"> (</text:span><text:span text:style-name="T23">cadena de 8 caracteres no vacía), </text:span><text:span text:style-name="T29">idPedido</text:span><text:span text:style-name="T22"> (</text:span><text:span text:style-name="T23">cadena de <text:tab/>8 caracteres no vacía), </text:span><text:span text:style-name="T29">descripción (</text:span><text:span text:style-name="T23">cadena de </text:span><text:span text:style-name="T29">140</text:span><text:span text:style-name="T23"> caracteres no vacía</text:span><text:span text:style-name="T29">)</text:span><text:span text:style-name="T23">.</text:span></text:p>
      <text:p text:style-name="P23"><text:span text:style-name="T29"><text:tab/></text:span><text:span text:style-name="T17">RD18</text:span><text:span text:style-name="T29">: idUsuario</text:span><text:span text:style-name="T22"> (</text:span><text:span text:style-name="T23">cadena de 8 caracteres no vacía), </text:span><text:span text:style-name="T29">idPedido</text:span><text:span text:style-name="T22"> (</text:span><text:span text:style-name="T23">cadena de <text:tab/>8 caracteres no <text:tab/>vacía).</text:span></text:p>
      <text:p text:style-name="P23"><text:span text:style-name="T29"><text:tab/></text:span><text:span text:style-name="T17">RD19</text:span><text:span text:style-name="T29">: estado (cadena de 30 caracteres no vacía).</text:span></text:p>
      <text:p text:style-name="P23"><text:span text:style-name="T29"><text:tab/></text:span><text:span text:style-name="T17">RD20</text:span><text:span text:style-name="T29">: idUsuario</text:span><text:span text:style-name="T22"> (</text:span><text:span text:style-name="T23">cadena de 8 caracteres no vacía), </text:span><text:span text:style-name="T29">idPedido</text:span><text:span text:style-name="T22"> (</text:span><text:span text:style-name="T23">cadena de <text:tab/>8 caracteres no <text:tab/>vacía), </text:span><text:span text:style-name="T29">numeroTarjeta (cadena de 16 caracteres no vacía), </text:span><text:span text:style-name="T30">fechaCaducidad (tipo date).</text:span></text:p>
      <text:p text:style-name="P25"><text:span text:style-name="T8"><text:tab/>RD21</text:span><text:span text:style-name="T22">: idUsuario</text:span><text:span text:style-name="T31"> (</text:span><text:span text:style-name="T23">cadena de 8 caracteres no vacía), </text:span><text:span text:style-name="T22">idPedido</text:span><text:span text:style-name="T31"> (</text:span><text:span text:style-name="T23">cadena de <text:tab/>8 caracteres no <text:tab/>vacía), </text:span><text:span text:style-name="T22">numeroTarjeta (cadena de 16 caracteres no vacía), </text:span><text:span text:style-name="T30">fechaCaducidad (tipo date).</text:span></text:p>
      <text:p text:style-name="P26"><text:tab/></text:p>
      <text:p text:style-name="P8"><text:tab/></text:p>
      <text:p text:style-name="P8"><text:soft-page-break/><text:span text:style-name="T14"><text:tab/>RF9</text:span><text:span text:style-name="T40">: P</text:span>edir envío.</text:p>
      <text:p text:style-name="P1"><text:tab/><text:span text:style-name="T41">Solicitar traslado de paquete a un destino determinado. </text:span></text:p>
      <text:p text:style-name="P1"><text:tab/><text:span text:style-name="T41">El cliente introduce RD13,</text:span></text:p>
      <text:p text:style-name="P1"><text:tab/><text:span text:style-name="T41">el sistema almacena RD14,</text:span></text:p>
      <text:p text:style-name="P1"><text:tab/><text:span text:style-name="T41">el sistema genera RD15.</text:span></text:p>
      <text:p text:style-name="P1"/>
      <text:p text:style-name="P1"><text:tab/><text:span text:style-name="T14">RF10</text:span><text:span text:style-name="T40">: V</text:span>alorar pedido.</text:p>
      <text:p text:style-name="P1"><text:tab/><text:span text:style-name="T42">El cliente da su opinión sobre el envío realizado.</text:span></text:p>
      <text:p text:style-name="P27"><text:tab/>El cliente introduce RD16,</text:p>
      <text:p text:style-name="P7"><text:tab/><text:span text:style-name="T41">el sistema almacena RD17.</text:span></text:p>
      <text:p text:style-name="P7"/>
      <text:p text:style-name="P7"><text:tab/><text:span text:style-name="T14">RF11</text:span><text:span text:style-name="T40">: C</text:span>onsultar estado envío.</text:p>
      <text:p text:style-name="P7"><text:tab/><text:span text:style-name="T42">El cliente solicita información sobre el paquete. </text:span></text:p>
      <text:p text:style-name="P7"><text:tab/><text:span text:style-name="T42">El cliente introduce RD18, </text:span></text:p>
      <text:p text:style-name="P24"><text:tab/>el sistema <text:span text:style-name="T43">almacena</text:span> RD19.</text:p>
      <text:p text:style-name="P7"><text:span text:style-name="T1"><text:line-break/><text:tab/></text:span><text:span text:style-name="T15">RF12</text:span><text:span text:style-name="T1">: Pago envío.</text:span></text:p>
      <text:p text:style-name="P7"><text:tab/><text:span text:style-name="T43">El cliente realiza una transacción a la empresa.?¿?¿?¿?¿¿?¿?</text:span></text:p>
      <text:p text:style-name="P8"><text:tab/><text:span text:style-name="T42">El cliente introduce RD20, </text:span></text:p>
      <text:p text:style-name="P25"><text:tab/>el sistema genera RD<text:span text:style-name="T43">21</text:span>.</text:p>
      <text:p text:style-name="P25"/>
      <text:p text:style-name="P1">P<text:span text:style-name="T44">aquete</text:span>:</text:p>
      <text:p text:style-name="P8"><text:tab/><text:span text:style-name="T18">RD22</text:span><text:span text:style-name="T43">: idPaquete </text:span><text:span text:style-name="T31">(</text:span><text:span text:style-name="T23">cadena de 8 caracteres no vacía), </text:span><text:span text:style-name="T32">idFurgoneta (cadena de 8 caracteres no <text:tab/>vacía).</text:span><text:span text:style-name="T23"> </text:span></text:p>
      <text:p text:style-name="P8"><text:span text:style-name="T23"><text:tab/></text:span><text:span text:style-name="T19">RD23</text:span><text:span text:style-name="T33">: idPaquete (cadena de 8 caracteres no vacía), idFurgoneta (cadena de 8 caracteres), <text:tab/>localización (cadena de 30 cracteres no vacía), estado (cadena de 8 caracteres no vacía).</text:span></text:p>
      <text:p text:style-name="P1"><text:tab/><text:span text:style-name="T19">RD24:</text:span><text:span text:style-name="T45"> IdPaquete(cadena de 8 caracteres no vacía), idIncidencia (cadena de 8 caracteres no <text:tab/>vacía), comentarios (cadena 140 cracteres).</text:span></text:p>
      <text:p text:style-name="P30"><text:tab/><text:span text:style-name="T19">RD25:</text:span><text:span text:style-name="T45"> idPaquete(cadena de 8 caracteres no vacía), idIncidencia (cadena de 8 caracteres no <text:tab/>vacía), comentarios (cadena 140 cracteres).</text:span></text:p>
      <text:p text:style-name="P30"><text:tab/><text:span text:style-name="T19">RD26: </text:span><text:span text:style-name="T45">idPaquete (cadena de 8 caracteres no vacía), localizacion(cadena de 30 caracteres no <text:tab/>vacía). </text:span></text:p>
      <text:p text:style-name="P30"><text:tab/><text:span text:style-name="T20">RD27:</text:span><text:span text:style-name="T46"> idPaquete (cadena).</text:span></text:p>
      <text:p text:style-name="P1"><text:tab/><text:span text:style-name="T18">RF13</text:span><text:span text:style-name="T43">: asignarAFurgoneta.</text:span></text:p>
      <text:p text:style-name="P1"><text:tab/><text:span text:style-name="T44">Se asigna un paquete a una furgoneta para su reparto.</text:span></text:p>
      <text:p text:style-name="P1"><text:tab/><text:span text:style-name="T45">El adiministrador proporciona RD22,</text:span></text:p>
      <text:p text:style-name="P1"><text:tab/><text:span text:style-name="T45">se actualiza RD23.</text:span></text:p>
      <text:p text:style-name="P1"><text:tab/></text:p>
      <text:p text:style-name="P8"><text:tab/><text:span text:style-name="T18">RF14</text:span><text:span text:style-name="T43">: notificarIncidencia.</text:span></text:p>
      <text:p text:style-name="P8"><text:tab/><text:span text:style-name="T45">Se informa al sistema de una incidencia durante el transporte.</text:span></text:p>
      <text:p text:style-name="P8"><text:tab/><text:span text:style-name="T45">El trabajador introduce RD24,</text:span></text:p>
      <text:p text:style-name="P8"><text:tab/><text:span text:style-name="T45">el sistema almacena RD25.</text:span></text:p>
      <text:p text:style-name="P8"><text:tab/></text:p>
      <text:p text:style-name="P8"><text:tab/><text:span text:style-name="T18">RF15</text:span><text:span text:style-name="T43">: actualizar (geolocalización) posición.</text:span></text:p>
      <text:p text:style-name="P8"><text:tab/><text:span text:style-name="T45">Se actualiza la posición del paquete cuando se llega a un almacén.</text:span></text:p>
      <text:p text:style-name="P8"><text:tab/><text:span text:style-name="T45">El trabajador introduce RD26,</text:span></text:p>
      <text:p text:style-name="P8"><text:tab/><text:span text:style-name="T45">el sistema actualiza RD23.</text:span></text:p>
      <text:p text:style-name="P8"/>
      <text:p text:style-name="P31"><text:span text:style-name="T4"><text:tab/></text:span><text:span text:style-name="T21">RF16</text:span><text:span text:style-name="T5">: </text:span><text:span text:style-name="T4">confirmar </text:span><text:span text:style-name="T6">entrega de</text:span><text:span text:style-name="T4"> paquete.</text:span></text:p>
      <text:p text:style-name="P31"><text:span text:style-name="T4"><text:tab/></text:span><text:span text:style-name="T6">El trabajador informa de la entrega del paquete al usuario receptor.</text:span></text:p>
      <text:p text:style-name="P31"><text:span text:style-name="T6"><text:tab/>El trabajador introduce RD27,</text:span></text:p>
      <text:p text:style-name="P31"><text:span text:style-name="T6"><text:tab/>el sistema actualiza RD23.</text:span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52:11.223232635</meta:creation-date>
    <dc:date>2018-10-15T05:55:13.620302059</dc:date>
    <meta:editing-duration>PT1H8M1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3" meta:paragraph-count="109" meta:word-count="888" meta:character-count="6213" meta:non-whitespace-character-count="5262"/>
  </office:meta>
</office:document-meta>
</file>